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bef05" officeooo:paragraph-rsid="000bef05" style:font-size-asian="10pt" style:font-size-complex="10pt"/>
    </style:style>
    <style:style style:name="P2" style:family="paragraph" style:parent-style-name="Standard">
      <style:text-properties fo:font-size="10pt" officeooo:rsid="000bef05" officeooo:paragraph-rsid="000ec469" style:font-size-asian="10pt" style:font-size-complex="10pt"/>
    </style:style>
    <style:style style:name="P3" style:family="paragraph" style:parent-style-name="Standard">
      <style:text-properties fo:font-size="10pt" fo:font-weight="bold" officeooo:rsid="000bef05" officeooo:paragraph-rsid="000bef05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bef05" officeooo:paragraph-rsid="000ec469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rsid="00090e46" officeooo:paragraph-rsid="00090e46"/>
    </style:style>
    <style:style style:name="P6" style:family="paragraph" style:parent-style-name="Standard" style:list-style-name="L1">
      <style:text-properties officeooo:rsid="000a2cfb" officeooo:paragraph-rsid="000a2cfb"/>
    </style:style>
    <style:style style:name="P7" style:family="paragraph" style:parent-style-name="Standard" style:list-style-name="L1">
      <style:text-properties officeooo:rsid="000a2cfb" officeooo:paragraph-rsid="000bef05"/>
    </style:style>
    <style:style style:name="P8" style:family="paragraph" style:parent-style-name="Standard" style:list-style-name="L1">
      <style:text-properties officeooo:rsid="000a2cfb" officeooo:paragraph-rsid="000d84e6"/>
    </style:style>
    <style:style style:name="P9" style:family="paragraph" style:parent-style-name="Standard" style:list-style-name="L1">
      <style:text-properties officeooo:rsid="0004d0c6" officeooo:paragraph-rsid="00068117"/>
    </style:style>
    <style:style style:name="P10" style:family="paragraph" style:parent-style-name="Standard" style:list-style-name="L1">
      <style:text-properties fo:font-style="normal" fo:font-weight="normal" officeooo:rsid="00068117" officeooo:paragraph-rsid="0006811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68117" officeooo:paragraph-rsid="00068117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0a2cfb" officeooo:paragraph-rsid="000a2cf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90e46" officeooo:paragraph-rsid="00090e4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ef05" officeooo:paragraph-rsid="000bef05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font-style="normal" officeooo:rsid="000f0bcf" officeooo:paragraph-rsid="000f0bcf" style:font-style-asian="normal" style:font-style-complex="normal"/>
    </style:style>
    <style:style style:name="P16" style:family="paragraph" style:parent-style-name="Standard">
      <style:text-properties fo:font-size="10pt" fo:font-style="normal" fo:font-weight="normal" officeooo:rsid="0008b90f" officeooo:paragraph-rsid="0008b90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size="10pt" fo:font-style="normal" fo:font-weight="normal" officeooo:rsid="000bef05" officeooo:paragraph-rsid="000bef0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fo:font-style="normal" fo:font-weight="normal" officeooo:rsid="000bef05" officeooo:paragraph-rsid="000d84e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fo:font-size="10pt" fo:font-style="normal" fo:font-weight="normal" officeooo:rsid="000ec469" officeooo:paragraph-rsid="000ec469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size="10pt" fo:font-style="normal" fo:font-weight="bold" officeooo:rsid="000bef05" officeooo:paragraph-rsid="000bef05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font-size="10pt" fo:font-style="normal" fo:font-weight="bold" officeooo:rsid="000bef05" officeooo:paragraph-rsid="000ec469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fo:font-size="10pt" fo:font-style="normal" fo:font-weight="bold" officeooo:rsid="000ec469" officeooo:paragraph-rsid="000ec469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 style:list-style-name="L2">
      <style:text-properties fo:font-weight="bold" officeooo:rsid="00090e46" officeooo:paragraph-rsid="000a2cfb" style:font-weight-asian="bold" style:font-weight-complex="bold"/>
    </style:style>
    <style:style style:name="P24" style:family="paragraph" style:parent-style-name="Standard" style:list-style-name="L2">
      <style:text-properties fo:font-weight="bold" officeooo:rsid="00090e46" officeooo:paragraph-rsid="00090e46" style:font-weight-asian="bold" style:font-weight-complex="bold"/>
    </style:style>
    <style:style style:name="P25" style:family="paragraph" style:parent-style-name="Standard" style:list-style-name="L2">
      <style:text-properties fo:font-weight="bold" officeooo:rsid="000a2cfb" officeooo:paragraph-rsid="000a2cfb" style:font-weight-asian="bold" style:font-weight-complex="bold"/>
    </style:style>
    <style:style style:name="P26" style:family="paragraph" style:parent-style-name="Standard" style:list-style-name="L1">
      <style:text-properties officeooo:rsid="000bef05" officeooo:paragraph-rsid="000bef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c469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8117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68e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a5c1b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c469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a5c1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bef05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d84e6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ec469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6811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9325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a2cf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a5c1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bef0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84e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ec46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a2cf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27395958411899778" text:style-name="L1">
        <text:list-item>
          <text:p text:style-name="P6">The zip folder contains 4 files: “test-cnmem.cu”, “output_stats_non_cont_free.txt”, “output_stats_cont_free.txt” and “read_me.pdf”.</text:p>
        </text:list-item>
        <text:list-item>
          <text:p text:style-name="P9">cnmem provides a function <text:span text:style-name="T3">“</text:span><text:span text:style-name="T4">cnmemPrintMemoryState(FILE *filename, Stream Number/</text:span><text:span text:style-name="T5">Id</text:span><text:span text:style-name="T4">)” </text:span><text:span text:style-name="T15">which prints the stats of “free list” and “used list” belonging to a particular “stream” to a file passed as the parameter to the function.</text:span></text:p>
        </text:list-item>
        <text:list-item>
          <text:p text:style-name="P10">The output of the function has the following format:</text:p>
        </text:list-item>
      </text:list>
      <text:p text:style-name="P11"/>
      <text:p text:style-name="P16">&gt;&gt; [root] device=0, stream=0x0000000000000000, used=2048B, free=2147317760B</text:p>
      <text:p text:style-name="P16">| list="used", size=2048</text:p>
      <text:p text:style-name="P16">| | node=0x0000000001edff10, data=0x0000000503e40800, size=512, next=0x0000000001ee0c80, head= 0</text:p>
      <text:p text:style-name="P16">| | node=0x0000000001ee0c80, data=0x0000000503e40600, size=512, next=0x0000000001ee0c50, head= 0</text:p>
      <text:p text:style-name="P16">| | node=0x0000000001ee0c50, data=0x0000000503e40400, size=512, next=0x0000000001e6c7b0, head= 0</text:p>
      <text:p text:style-name="P16">| | node=0x0000000001e6c7b0, data=0x0000000503e40200, size=512, next=0x0000000000000000, head= 0</text:p>
      <text:p text:style-name="P16">|</text:p>
      <text:p text:style-name="P16">| list="free", size=2147317760</text:p>
      <text:p text:style-name="P16">| | node=0x0000000001e6c780, data=0x0000000503e40000, size=512, next=0x0000000001edff40, head= 1</text:p>
      <text:p text:style-name="P16">| | node=0x0000000001edff40, data=0x0000000503e40a00, size=2147317248, next=0x0000000000000000, head= 0</text:p>
      <text:p text:style-name="P16">|</text:p>
      <text:p text:style-name="P11"><text:s/></text:p>
      <text:p text:style-name="P5"><text:span text:style-name="T16">The first line provides information about the stream for which we are printing the information, memory used and free memory</text:span><text:span text:style-name="T14"> .The above output has two lists “used” and “free” . </text:span><text:span text:style-name="T17">Each stream has these two lists</text:span><text:span text:style-name="T14">. For each list the function provides the following information:</text:span></text:p>
      <text:list xml:id="list5405775844144977103" text:style-name="L2">
        <text:list-item>
          <text:p text:style-name="P23"><text:span text:style-name="T12">list: </text:span><text:span text:style-name="T14">Can have the value “</text:span><text:span text:style-name="T8">used</text:span><text:span text:style-name="T14">” or “</text:span><text:span text:style-name="T8">free</text:span><text:span text:style-name="T14">” depending upon the type of list. </text:span><text:span text:style-name="T17">These lists are stored as a tree/linked list.</text:span></text:p>
        </text:list-item>
        <text:list-item>
          <text:p text:style-name="P24"><text:span text:style-name="T12">size: </text:span><text:span text:style-name="T14">Size of the list in bytes.</text:span></text:p>
        </text:list-item>
        <text:list-item>
          <text:p text:style-name="P12">Information about each node of the list:</text:p>
          <text:list>
            <text:list-item>
              <text:p text:style-name="P25"><text:span text:style-name="T12">node: </text:span><text:span text:style-name="T14">CPU memory address of the list-node.</text:span><text:span text:style-name="T12"> </text:span></text:p>
            </text:list-item>
            <text:list-item>
              <text:p text:style-name="P25"><text:span text:style-name="T12">data: </text:span><text:span text:style-name="T14">The GPU memory address that the corresponding node points to.</text:span></text:p>
            </text:list-item>
            <text:list-item>
              <text:p text:style-name="P25"><text:span text:style-name="T12">Size: </text:span><text:span text:style-name="T14"><text:s/>Size of the GPU memory this node points to.</text:span></text:p>
            </text:list-item>
            <text:list-item>
              <text:p text:style-name="P25"><text:span text:style-name="T12">next: </text:span><text:span text:style-name="T14">Pointer to the next node in the list.</text:span></text:p>
            </text:list-item>
            <text:list-item>
              <text:p text:style-name="P25"><text:span text:style-name="T12">head: </text:span><text:span text:style-name="T14">Whether this node is head of the list or not. 1 if it is head, 0 otherwise.</text:span><text:span text:style-name="T12"> <text:s/></text:span><text:span text:style-name="T14"><text:s/></text:span><text:span text:style-name="T12"><text:s/></text:span></text:p>
            </text:list-item>
          </text:list>
        </text:list-item>
      </text:list>
      <text:p text:style-name="P13"><text:tab/></text:p>
      <text:p text:style-name="P11"/>
      <text:list xml:id="list203118643232912" text:continue-list="list5127395958411899778" text:style-name="L1">
        <text:list-item>
          <text:p text:style-name="P6"><text:span text:style-name="T14">The file “test-cnmem.cu” </text:span><text:span text:style-name="T18">contains a sample program that performs some sequence of allocation and de-allocation using </text:span><text:span text:style-name="T9">cnmem </text:span><text:span text:style-name="T18">function and prints the stats to .</text:span><text:span text:style-name="T6">txt</text:span><text:span text:style-name="T18"> files.</text:span></text:p>
        </text:list-item>
        <text:list-item>
          <text:p text:style-name="P26"><text:span text:style-name="T18">T</text:span><text:span text:style-name="T14">he “</text:span><text:span text:style-name="T8">device_array[i]” </text:span><text:span text:style-name="T14">array is used for series of allocation and de-allocation.</text:span></text:p>
        </text:list-item>
        <text:list-item>
          <text:p text:style-name="P7"><text:span text:style-name="T14">“</text:span><text:span text:style-name="T8">output_stats_cont_free.txt” </text:span><text:span text:style-name="T19">contains the information about the free list when “</text:span><text:span text:style-name="T10">device_array[i]” </text:span><text:span text:style-name="T19">is allocated five times and de-allocated in the same order. It can be seen in the file, when contagious memory variable are de-allocated, cnmem merges them and forms a single node.</text:span></text:p>
        </text:list-item>
      </text:list>
      <text:p text:style-name="P17"/>
      <text:p text:style-name="P3"><text:span text:style-name="T12">**List before the de-allocation of <text:s/></text:span><text:span text:style-name="T1">node=0x0000000001e6c7b0</text:span></text:p>
      <text:p text:style-name="P17"/>
      <text:p text:style-name="P17">&gt;&gt; [root] device=0, stream=0x0000000000000000, used=2048B, free=2147317760B</text:p>
      <text:p text:style-name="P17">| list="used", size=2048</text:p>
      <text:p text:style-name="P17">| | node=0x0000000001edff10, data=0x0000000503e40800, size=512, next=0x0000000001ee0c80, head= 0</text:p>
      <text:p text:style-name="P17">| | node=0x0000000001ee0c80, data=0x0000000503e40600, size=512, next=0x0000000001ee0c50, head= 0</text:p>
      <text:p text:style-name="P17">| | node=0x0000000001ee0c50, data=0x0000000503e40400, size=512, next=0x0000000001e6c7b0, head= 0</text:p>
      <text:p text:style-name="P20">| | node=0x0000000001e6c7b0, data=0x0000000503e40200, size=512, next=0x0000000000000000, head= 0</text:p>
      <text:p text:style-name="P17">|</text:p>
      <text:p text:style-name="P17">| list="free", size=2147317760</text:p>
      <text:p text:style-name="P17">| | node=0x0000000001e6c780, data=0x0000000503e40000, size=512, next=0x0000000001edff40, head= 1</text:p>
      <text:p text:style-name="P17">| | node=0x0000000001edff40, data=0x0000000503e40a00, size=2147317248, next=0x0000000000000000, head= 0</text:p>
      <text:p text:style-name="P1"><text:soft-page-break/><text:span text:style-name="T14">**</text:span><text:span text:style-name="T22">List after the de-allocation of <text:s/></text:span><text:span text:style-name="T3">node=0x0000000001e6c7b0</text:span><text:span text:style-name="T8">. </text:span><text:span text:style-name="T14">It can be seen that</text:span><text:span text:style-name="T8"> <text:s text:c="2"/>node=0x0000000001e6c780, size=512</text:span><text:span text:style-name="T14"> <text:s/>is merged with </text:span><text:span text:style-name="T8">node=0x0000000001e6c7b0, size=512 </text:span><text:span text:style-name="T14">to form a node of </text:span><text:span text:style-name="T20">size=1024</text:span><text:span text:style-name="T8">.</text:span></text:p>
      <text:p text:style-name="P17"/>
      <text:p text:style-name="P17"/>
      <text:p text:style-name="P17">&gt;&gt; [root] device=0, stream=0x0000000000000000, used=1536B, free=2147318272B</text:p>
      <text:p text:style-name="P17">| list="used", size=1536</text:p>
      <text:p text:style-name="P17">| | node=0x0000000001edff10, data=0x0000000503e40800, size=512, next=0x0000000001ee0c80, head= 0</text:p>
      <text:p text:style-name="P17">| | node=0x0000000001ee0c80, data=0x0000000503e40600, size=512, next=0x0000000001ee0c50, head= 0</text:p>
      <text:p text:style-name="P17">| | node=0x0000000001ee0c50, data=0x0000000503e40400, size=512, next=0x0000000000000000, head= 0</text:p>
      <text:p text:style-name="P17">|</text:p>
      <text:p text:style-name="P17">| list="free", size=2147318272</text:p>
      <text:p text:style-name="P20">| | node=0x0000000001e6c780, data=0x0000000503e40000, size=1024, next=0x0000000001edff40, head= 1</text:p>
      <text:p text:style-name="P17">| | node=0x0000000001edff40, data=0x0000000503e40a00, size=2147317248, next=0x0000000000000000, head= 0</text:p>
      <text:p text:style-name="P14"/>
      <text:list xml:id="list203118582888716" text:continue-numbering="true" text:style-name="L1">
        <text:list-item>
          <text:p text:style-name="P8"><text:span text:style-name="T14">“</text:span><text:span text:style-name="T8">output_stats_</text:span><text:span text:style-name="T11">non_</text:span><text:span text:style-name="T8">cont_free.txt” </text:span><text:span text:style-name="T19">contains the information about the free list when “</text:span><text:span text:style-name="T10">device_array[i]” </text:span><text:span text:style-name="T19">is allocated five times and de-allocated in the </text:span><text:span text:style-name="T21">non-contiguous</text:span><text:span text:style-name="T19"> order </text:span><text:span text:style-name="T20">(dellocate </text:span><text:span text:style-name="T11">device_array[1]</text:span><text:span text:style-name="T20">, then </text:span><text:span text:style-name="T11">device_array[3] </text:span><text:span text:style-name="T20">without deallocating </text:span><text:span text:style-name="T11">device_array[0] and device_array[2]</text:span><text:span text:style-name="T20">)</text:span><text:span text:style-name="T19">. It can be seen in the file, when </text:span><text:span text:style-name="T20">non-</text:span><text:span text:style-name="T19">contagious memory variable are de-allocated, cnmem </text:span><text:span text:style-name="T20">is not able to </text:span><text:span text:style-name="T19">merge them and </text:span><text:span text:style-name="T20">hence leads to fragmentation</text:span><text:span text:style-name="T19">.</text:span></text:p>
        </text:list-item>
      </text:list>
      <text:p text:style-name="P18"/>
      <text:p text:style-name="P21"/>
      <text:p text:style-name="P4"><text:span text:style-name="T12">**List before the de-allocation of <text:s/></text:span><text:span text:style-name="T1">node=</text:span><text:span text:style-name="T2">0x0000000000ee5a10</text:span><text:span text:style-name="T13">.</text:span></text:p>
      <text:p text:style-name="P18"/>
      <text:p text:style-name="P19">&gt;&gt; [root] device=0, stream=0x0000000000000000, used=2048B, free=2147317760B</text:p>
      <text:p text:style-name="P19">| list="used", size=2048</text:p>
      <text:p text:style-name="P19">| | node=0x0000000000ee4cd0, data=0x0000000503e40800, size=512, next=0x0000000000ee5a40, head= 0</text:p>
      <text:p text:style-name="P19">| | node=0x0000000000ee5a40, data=0x0000000503e40600, size=512, next=0x0000000000ee5a10, head= 0</text:p>
      <text:p text:style-name="P22">| | node=0x0000000000ee5a10, data=0x0000000503e40400, size=512, next=0x0000000000e71570, head= 0</text:p>
      <text:p text:style-name="P19">| | node=0x0000000000e71570, data=0x0000000503e40200, size=512, next=0x0000000000000000, head= 0</text:p>
      <text:p text:style-name="P19">|</text:p>
      <text:p text:style-name="P19">| list="free", size=2147317760</text:p>
      <text:p text:style-name="P19">| | node=0x0000000000e71540, data=0x0000000503e40000, size=512, next=0x0000000000ee4d00, head= 1</text:p>
      <text:p text:style-name="P19">| | node=0x0000000000ee4d00, data=0x0000000503e40a00, size=2147317248, next=0x0000000000000000, head= 0</text:p>
      <text:p text:style-name="P19">|</text:p>
      <text:p text:style-name="P19"/>
      <text:p text:style-name="P2"><text:span text:style-name="T14">**</text:span><text:span text:style-name="T22">List after the de-allocation of <text:s/></text:span><text:span text:style-name="T3">node=</text:span><text:span text:style-name="T7">0x0000000000ee5a10</text:span><text:span text:style-name="T8">. </text:span><text:span text:style-name="T14">It can be seen that</text:span><text:span text:style-name="T8"> <text:s text:c="2"/>node=</text:span><text:span text:style-name="T7">0x0000000000ee5a10</text:span><text:span text:style-name="T8">, size=512</text:span><text:span text:style-name="T14"> <text:s/>is </text:span><text:span text:style-name="T21">not </text:span><text:span text:style-name="T14">merged with </text:span><text:span text:style-name="T21">any</text:span><text:span text:style-name="T14"> node </text:span><text:span text:style-name="T21">because there is no contaguous node in the free list. This proves the reason for fragmentation.</text:span></text:p>
      <text:p text:style-name="P19"/>
      <text:p text:style-name="P19">&gt;&gt; [root] device=0, stream=0x0000000000000000, used=1536B, free=2147318272B</text:p>
      <text:p text:style-name="P19">| list="used", size=1536</text:p>
      <text:p text:style-name="P19">| | node=0x0000000000ee4cd0, data=0x0000000503e40800, size=512, next=0x0000000000ee5a40, head= 0</text:p>
      <text:p text:style-name="P19">| | node=0x0000000000ee5a40, data=0x0000000503e40600, size=512, next=0x0000000000e71570, head= 0</text:p>
      <text:p text:style-name="P19">| | node=0x0000000000e71570, data=0x0000000503e40200, size=512, next=0x0000000000000000, head= 0</text:p>
      <text:p text:style-name="P19">|</text:p>
      <text:p text:style-name="P19">| list="free", size=2147318272</text:p>
      <text:p text:style-name="P19">| | node=0x0000000000e71540, data=0x0000000503e40000, size=512, next=0x0000000000ee5a10, head= 1</text:p>
      <text:p text:style-name="P22">| | node=0x0000000000ee5a10, data=0x0000000503e40400, size=512, next=0x0000000000ee4d00, head= 0</text:p>
      <text:p text:style-name="P19">| | node=0x0000000000ee4d00, data=0x0000000503e40a00, size=2147317248, next=0x0000000000000000, head= 0</text:p>
      <text:p text:style-name="P19">|</text:p>
      <text:p text:style-name="P11"/>
      <text:p text:style-name="P11"/>
      <text:list xml:id="list5271337423878959179" text:style-name="L3">
        <text:list-item>
          <text:p text:style-name="P15"><text:span text:style-name="T24">Y</text:span><text:span text:style-name="T23">ou can change “test-cnmem.cu” to obtain more such cases.</text:span></text:p>
        </text:list-item>
        <text:list-item>
          <text:p text:style-name="P15"><text:span text:style-name="T23">Note that if the “test-cnmem.cu” is not generating output the you might need to create the output file “output_stats.txt” before running the program or change the flag to the </text:span><text:span text:style-name="T8">open(…) </text:span><text:span text:style-name="T23">function in the file to the flag which create a file it it doesn’t exis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42:46.555894221</meta:creation-date>
    <meta:generator>LibreOffice/5.1.6.2$Linux_X86_64 LibreOffice_project/10m0$Build-2</meta:generator>
    <dc:date>2018-05-13T20:31:17.598652381</dc:date>
    <meta:editing-duration>PT47M3S</meta:editing-duration>
    <meta:editing-cycles>14</meta:editing-cycles>
    <meta:document-statistic meta:table-count="0" meta:image-count="0" meta:object-count="0" meta:page-count="2" meta:paragraph-count="76" meta:word-count="762" meta:character-count="6484" meta:non-whitespace-character-count="5795"/>
  </office:meta>
</office:document-meta>
</file>